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5cm"/>
    </style:style>
    <style:style style:name="gr2" style:family="graphic" style:parent-style-name="standard">
      <style:graphic-properties draw:stroke="none" svg:stroke-color="#000000" draw:fill="none" draw:fill-color="#ffffff" fo:min-height="1.267cm"/>
    </style:style>
    <style:style style:name="gr3" style:family="graphic" style:parent-style-name="standard">
      <style:graphic-properties draw:stroke="none" svg:stroke-color="#000000" draw:fill="none" draw:fill-color="#ffffff" fo:min-height="0.556cm"/>
    </style:style>
    <style:style style:name="gr4" style:family="graphic" style:parent-style-name="standard">
      <style:graphic-properties draw:stroke="none" svg:stroke-color="#000000" draw:fill="none" draw:fill-color="#ffffff" fo:min-height="1.111cm"/>
    </style:style>
    <style:style style:name="gr5" style:family="graphic" style:parent-style-name="standard">
      <style:graphic-properties draw:stroke="none" svg:stroke-color="#000000" draw:fill="none" draw:fill-color="#ffffff" fo:min-height="0.548cm"/>
    </style:style>
    <style:style style:name="gr6" style:family="graphic" style:parent-style-name="standard">
      <style:graphic-properties draw:textarea-horizontal-align="justify" draw:textarea-vertical-align="middle" draw:auto-grow-height="false" fo:min-height="1.378cm" fo:min-width="0.014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7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264cm" fo:min-width="0.186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521cm" fo:min-width="0.872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521cm" fo:min-width="0.186cm"/>
    </style:style>
    <style:style style:name="gr11" style:family="graphic" style:parent-style-name="standard">
      <style:graphic-properties draw:fill="solid" draw:fill-color="#729fcf" draw:textarea-horizontal-align="justify" draw:textarea-vertical-align="middle" draw:auto-grow-height="false" fo:min-height="0.864cm" fo:min-width="0.186cm"/>
    </style:style>
    <style:style style:name="gr12" style:family="graphic" style:parent-style-name="standard">
      <style:graphic-properties draw:textarea-horizontal-align="justify" draw:textarea-vertical-align="middle" draw:auto-grow-height="false" fo:min-height="0.178cm" fo:min-width="0.357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093cm" fo:min-width="0.7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69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521cm" fo:min-width="0.871cm"/>
    </style:style>
    <style:style style:name="gr16" style:family="graphic" style:parent-style-name="standard">
      <style:graphic-properties draw:textarea-horizontal-align="justify" draw:textarea-vertical-align="middle" draw:auto-grow-height="false" fo:min-height="0.093cm" fo:min-width="0.186cm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242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522cm" fo:min-width="0.872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522cm" fo:min-width="0.186cm"/>
    </style:style>
    <style:style style:name="gr20" style:family="graphic" style:parent-style-name="standard">
      <style:graphic-properties draw:textarea-horizontal-align="justify" draw:textarea-vertical-align="middle" draw:auto-grow-height="false" fo:min-height="0.092cm" fo:min-width="0.186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.521cm" fo:min-width="1.042cm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.521cm" fo:min-width="0.271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fill="solid" draw:fill-color="#729fcf" draw:textarea-horizontal-align="justify" draw:textarea-vertical-align="middle" draw:auto-grow-height="false" fo:min-height="0.865cm" fo:min-width="0.186cm"/>
    </style:style>
    <style:style style:name="gr25" style:family="graphic" style:parent-style-name="standard">
      <style:graphic-properties draw:fill="solid" draw:fill-color="#729fcf" draw:textarea-horizontal-align="justify" draw:textarea-vertical-align="middle" draw:auto-grow-height="false" fo:min-height="1.55cm" fo:min-width="0.186cm"/>
    </style:style>
    <style:style style:name="gr26" style:family="graphic" style:parent-style-name="standard">
      <style:graphic-properties draw:textarea-horizontal-align="justify" draw:textarea-vertical-align="middle" draw:auto-grow-height="false" fo:min-height="0.179cm" fo:min-width="0.357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35cm" fo:min-width="0.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9.4cm" svg:height="1.3cm" svg:x="5.8cm" svg:y="1.6cm">
          <draw:text-box>
            <text:p>Soldadura fuerte tubo de cobre </text:p>
          </draw:text-box>
        </draw:frame>
        <draw:frame draw:style-name="gr2" draw:text-style-name="P1" draw:layer="layout" svg:width="4.7cm" svg:height="1.517cm" svg:x="9.9cm" svg:y="5.7cm">
          <draw:text-box>
            <text:p><text:span text:style-name="T1">T</text:span><text:span text:style-name="T1">u</text:span><text:span text:style-name="T1">b</text:span><text:span text:style-name="T1">o</text:span><text:span text:style-name="T1"> </text:span><text:span text:style-name="T1">C</text:span><text:span text:style-name="T1">u</text:span><text:span text:style-name="T1"> </text:span><text:span text:style-name="T1">⌀</text:span><text:span text:style-name="T1">1</text:span><text:span text:style-name="T1">5</text:span></text:p>
            <text:p><text:span text:style-name="T1">l</text:span><text:span text:style-name="T1">=</text:span><text:span text:style-name="T1"> </text:span><text:span text:style-name="T1">5</text:span><text:span text:style-name="T1"> </text:span><text:span text:style-name="T1">c</text:span><text:span text:style-name="T1">m</text:span> </text:p>
          </draw:text-box>
        </draw:frame>
        <draw:frame draw:style-name="gr3" draw:text-style-name="P2" draw:layer="layout" svg:width="8.2cm" svg:height="0.806cm" svg:x="10.4cm" svg:y="4.001cm">
          <draw:text-box>
            <text:p><text:span text:style-name="T1">E</text:span><text:span text:style-name="T1">n</text:span><text:span text:style-name="T1">t</text:span><text:span text:style-name="T1">r</text:span><text:span text:style-name="T1">o</text:span><text:span text:style-name="T1">n</text:span><text:span text:style-name="T1">q</text:span><text:span text:style-name="T1">u</text:span><text:span text:style-name="T1">e</text:span><text:span text:style-name="T1"> </text:span><text:span text:style-name="T1">l</text:span><text:span text:style-name="T1">a</text:span><text:span text:style-name="T1">t</text:span><text:span text:style-name="T1">ó</text:span><text:span text:style-name="T1">n</text:span><text:span text:style-name="T1"> </text:span><text:span text:style-name="T1">1</text:span><text:span text:style-name="T1">/</text:span><text:span text:style-name="T1">2</text:span><text:span text:style-name="T1">” </text:span><text:span text:style-name="T1">H</text:span><text:span text:style-name="T1"> </text:span><text:span text:style-name="T1">a</text:span><text:span text:style-name="T1"> </text:span><text:span text:style-name="T1">C</text:span><text:span text:style-name="T1">u</text:span><text:span text:style-name="T1"> <text:s/></text:span><text:span text:style-name="T1">⌀</text:span><text:span text:style-name="T1">1</text:span><text:span text:style-name="T1">5</text:span></text:p>
          </draw:text-box>
        </draw:frame>
        <draw:frame draw:style-name="gr4" draw:text-style-name="P2" draw:layer="layout" svg:width="4.9cm" svg:height="1.361cm" svg:x="10.1cm" svg:y="8.301cm">
          <draw:text-box>
            <text:p><text:span text:style-name="T1">T</text:span><text:span text:style-name="T1">u</text:span><text:span text:style-name="T1">b</text:span><text:span text:style-name="T1">o</text:span><text:span text:style-name="T1"> </text:span><text:span text:style-name="T1">C</text:span><text:span text:style-name="T1">u</text:span><text:span text:style-name="T1"> <text:s/></text:span><text:span text:style-name="T1">⌀</text:span><text:span text:style-name="T1">5</text:span><text:span text:style-name="T1">/</text:span><text:span text:style-name="T1">8</text:span><text:span text:style-name="T1">”</text:span></text:p>
            <text:p><text:span text:style-name="T1">L</text:span><text:span text:style-name="T1"> </text:span><text:span text:style-name="T1">=</text:span><text:span text:style-name="T1"> </text:span><text:span text:style-name="T1">5</text:span><text:span text:style-name="T1"> </text:span><text:span text:style-name="T1">c</text:span><text:span text:style-name="T1">m</text:span></text:p>
          </draw:text-box>
        </draw:frame>
        <draw:frame draw:style-name="gr3" draw:text-style-name="P2" draw:layer="layout" svg:width="4.2cm" svg:height="0.806cm" svg:x="4.1cm" svg:y="9.502cm">
          <draw:text-box>
            <text:p><text:span text:style-name="T1">R</text:span><text:span text:style-name="T1">a</text:span><text:span text:style-name="T1">c</text:span><text:span text:style-name="T1">o</text:span><text:span text:style-name="T1">r </text:span><text:span text:style-name="T1">l</text:span><text:span text:style-name="T1">a</text:span><text:span text:style-name="T1">t</text:span><text:span text:style-name="T1">ó</text:span><text:span text:style-name="T1">n</text:span><text:span text:style-name="T1"> </text:span><text:span text:style-name="T1">5</text:span><text:span text:style-name="T1">/</text:span><text:span text:style-name="T1">8</text:span><text:span text:style-name="T1">”</text:span></text:p>
          </draw:text-box>
        </draw:frame>
        <draw:frame draw:style-name="gr5" draw:text-style-name="P2" draw:layer="layout" svg:width="3.3cm" svg:height="0.806cm" svg:x="5.3cm" svg:y="7.002cm">
          <draw:text-box>
            <text:p><text:span text:style-name="T1">E</text:span><text:span text:style-name="T1">n</text:span><text:span text:style-name="T1">s</text:span><text:span text:style-name="T1">a</text:span><text:span text:style-name="T1">n</text:span><text:span text:style-name="T1">c</text:span><text:span text:style-name="T1">h</text:span><text:span text:style-name="T1">e</text:span></text:p>
          </draw:text-box>
        </draw:frame>
        <draw:frame draw:style-name="gr3" draw:text-style-name="P2" draw:layer="layout" svg:width="3.2cm" svg:height="0.806cm" svg:x="10.3cm" svg:y="9.702cm">
          <draw:text-box>
            <text:p><text:span text:style-name="T1">A</text:span><text:span text:style-name="T1">b</text:span><text:span text:style-name="T1">o</text:span><text:span text:style-name="T1">c</text:span><text:span text:style-name="T1">a</text:span><text:span text:style-name="T1">r</text:span><text:span text:style-name="T1">d</text:span><text:span text:style-name="T1">a</text:span><text:span text:style-name="T1">d</text:span><text:span text:style-name="T1">o</text:span></text:p>
          </draw:text-box>
        </draw:frame>
        <draw:frame draw:style-name="gr3" draw:text-style-name="P2" draw:layer="layout" svg:width="3.2cm" svg:height="0.806cm" svg:x="10.3cm" svg:y="12.502cm">
          <draw:text-box>
            <text:p><text:span text:style-name="T1">Abocardado</text:span></text:p>
          </draw:text-box>
        </draw:frame>
        <draw:frame draw:style-name="gr3" draw:text-style-name="P2" draw:layer="layout" svg:width="3.7cm" svg:height="0.806cm" svg:x="10.6cm" svg:y="11.202cm">
          <draw:text-box>
            <text:p><text:span text:style-name="T1">M</text:span><text:span text:style-name="T1">a</text:span><text:span text:style-name="T1">c</text:span><text:span text:style-name="T1">h</text:span><text:span text:style-name="T1">ó</text:span><text:span text:style-name="T1">n</text:span><text:span text:style-name="T1"> </text:span><text:span text:style-name="T1">⌀</text:span><text:span text:style-name="T1">5</text:span><text:span text:style-name="T1">/</text:span><text:span text:style-name="T1">8</text:span><text:span text:style-name="T1">”</text:span></text:p>
          </draw:text-box>
        </draw:frame>
        <draw:frame draw:style-name="gr4" draw:text-style-name="P2" draw:layer="layout" svg:width="4.9cm" svg:height="1.361cm" svg:x="10.3cm" svg:y="16.502cm">
          <draw:text-box>
            <text:p><text:span text:style-name="T1">Tubo Cu <text:s/>⌀5/8”</text:span></text:p>
            <text:p><text:span text:style-name="T1">L = 5 cm</text:span></text:p>
          </draw:text-box>
        </draw:frame>
        <draw:frame draw:style-name="gr4" draw:text-style-name="P2" draw:layer="layout" svg:width="4.9cm" svg:height="1.361cm" svg:x="10.3cm" svg:y="18.903cm">
          <draw:text-box>
            <text:p><text:span text:style-name="T1">Tubo Cu <text:s/>⌀5/8”</text:span></text:p>
            <text:p><text:span text:style-name="T1">L = 5 cm</text:span></text:p>
          </draw:text-box>
        </draw:frame>
        <draw:frame draw:style-name="gr4" draw:text-style-name="P2" draw:layer="layout" svg:width="4.9cm" svg:height="1.361cm" svg:x="10.3cm" svg:y="21.504cm">
          <draw:text-box>
            <text:p><text:span text:style-name="T1">Tub</text:span><text:span text:style-name="T1">o </text:span><text:span text:style-name="T1">Cu <text:s/></text:span><text:span text:style-name="T1">⌀5/</text:span><text:span text:style-name="T1">8”</text:span></text:p>
            <text:p><text:span text:style-name="T1">L = </text:span><text:span text:style-name="T1">5 </text:span><text:span text:style-name="T1">cm</text:span></text:p>
          </draw:text-box>
        </draw:frame>
        <draw:frame draw:style-name="gr2" draw:text-style-name="P1" draw:layer="layout" svg:width="4.7cm" svg:height="1.517cm" svg:x="10.2cm" svg:y="23.701cm">
          <draw:text-box>
            <text:p><text:span text:style-name="T1">Tubo Cu ⌀15</text:span></text:p>
            <text:p><text:span text:style-name="T1">l= 5 cm</text:span> </text:p>
          </draw:text-box>
        </draw:frame>
        <draw:custom-shape draw:style-name="gr6" draw:text-style-name="P3" draw:layer="layout" svg:width="0.514cm" svg:height="1.628cm" svg:x="9.043cm" svg:y="5.4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372cm" svg:height="0.429cm" svg:x="8.614cm" svg:y="4.71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4" draw:layer="layout" svg:width="0.686cm" svg:height="0.514cm" svg:x="8.957cm" svg:y="5.1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372cm" svg:height="0.771cm" svg:x="8.614cm" svg:y="3.9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86cm" svg:height="0.771cm" svg:x="8.957cm" svg:y="3.9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686cm" svg:height="1.114cm" svg:x="8.957cm" svg:y="7.2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857cm" svg:height="0.428cm" svg:x="8.872cm" svg:y="7.2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2cm" svg:height="0.343cm" svg:x="8.7cm" svg:y="3.6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4" draw:layer="layout" svg:width="1.371cm" svg:height="0.429cm" draw:transform="rotate (-3.14159265358979) translate (9.985cm 8.74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" draw:text-style-name="P4" draw:layer="layout" svg:width="1.371cm" svg:height="0.771cm" draw:transform="rotate (-3.14159265358979) translate (9.985cm 9.513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0.686cm" svg:height="0.771cm" draw:transform="rotate (-3.14159265358979) translate (9.642cm 9.513cm)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3" draw:layer="layout" svg:width="0.686cm" svg:height="0.343cm" svg:x="8.957cm" svg:y="9.5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cm" svg:height="0.172cm" draw:transform="rotate (-3.14159265358979) translate (9.9cm 10.029cm)">
          <text:p/>
          <draw:enhanced-geometry svg:viewBox="0 0 21600 21600" draw:glue-points="?f6 10800 10800 21600 ?f5 10800 10800 0" draw:text-areas="?f3 ?f3 ?f4 ?f4" draw:type="trapezoid" draw:modifiers="4288.3411059293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7" draw:text-style-name="P4" draw:layer="layout" svg:width="1.372cm" svg:height="0.428cm" svg:x="8.615cm" svg:y="14.144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4" draw:layer="layout" svg:width="1.372cm" svg:height="0.772cm" svg:x="8.615cm" svg:y="13.37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0.686cm" svg:height="0.772cm" svg:x="8.958cm" svg:y="13.372cm">
            <text:p/>
            <draw:enhanced-geometry svg:viewBox="0 0 21600 21600" draw:type="rectangle" draw:enhanced-path="M 0 0 L 21600 0 21600 21600 0 21600 0 0 Z N"/>
          </draw:custom-shape>
        </draw:g>
        <draw:custom-shape draw:style-name="gr20" draw:text-style-name="P3" draw:layer="layout" svg:width="0.686cm" svg:height="0.342cm" draw:transform="rotate (-3.14159265358979) translate (9.643cm 13.37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cm" svg:height="0.172cm" svg:x="8.7cm" svg:y="12.857cm">
          <text:p/>
          <draw:enhanced-geometry svg:viewBox="0 0 21600 21600" draw:glue-points="?f6 10800 10800 21600 ?f5 10800 10800 0" draw:text-areas="?f3 ?f3 ?f4 ?f4" draw:type="trapezoid" draw:modifiers="4288.3411059293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4" draw:layer="layout" svg:width="1.372cm" svg:height="0.169cm" svg:x="8.616cm" svg:y="12.60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1" draw:text-style-name="P4" draw:layer="layout" svg:width="1.542cm" svg:height="0.771cm" svg:x="8.53cm" svg:y="11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71cm" svg:height="0.771cm" svg:x="8.916cm" svg:y="11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1.372cm" svg:height="0.772cm" svg:x="8.616cm" svg:y="11.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1.372cm" svg:height="0.772cm" svg:x="8.616cm" svg:y="10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371cm" svg:height="0.17cm" draw:transform="rotate (-3.14159265358979) translate (9.983cm 10.28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" draw:text-style-name="P6" draw:layer="layout" svg:x1="8.614cm" svg:y1="12.6cm" svg:x2="9.985cm" svg:y2="12.514cm">
          <text:p/>
        </draw:line>
        <draw:line draw:style-name="gr23" draw:text-style-name="P6" draw:layer="layout" svg:x1="8.614cm" svg:y1="12.429cm" svg:x2="9.985cm" svg:y2="12.343cm">
          <text:p/>
        </draw:line>
        <draw:line draw:style-name="gr23" draw:text-style-name="P6" draw:layer="layout" svg:x1="8.614cm" svg:y1="12.257cm" svg:x2="9.985cm" svg:y2="12.171cm">
          <text:p/>
        </draw:line>
        <draw:line draw:style-name="gr23" draw:text-style-name="P6" draw:layer="layout" svg:x1="8.614cm" svg:y1="12.086cm" svg:x2="9.985cm" svg:y2="12cm">
          <text:p/>
        </draw:line>
        <draw:line draw:style-name="gr23" draw:text-style-name="P6" draw:layer="layout" svg:x1="8.614cm" svg:y1="10.372cm" svg:x2="9.985cm" svg:y2="10.286cm">
          <text:p/>
        </draw:line>
        <draw:line draw:style-name="gr23" draw:text-style-name="P6" draw:layer="layout" svg:x1="8.614cm" svg:y1="10.543cm" svg:x2="9.985cm" svg:y2="10.457cm">
          <text:p/>
        </draw:line>
        <draw:line draw:style-name="gr23" draw:text-style-name="P6" draw:layer="layout" svg:x1="8.614cm" svg:y1="10.715cm" svg:x2="9.985cm" svg:y2="10.629cm">
          <text:p/>
        </draw:line>
        <draw:line draw:style-name="gr23" draw:text-style-name="P6" draw:layer="layout" svg:x1="8.614cm" svg:y1="10.886cm" svg:x2="9.985cm" svg:y2="10.8cm">
          <text:p/>
        </draw:line>
        <draw:custom-shape draw:style-name="gr24" draw:text-style-name="P5" draw:layer="layout" svg:width="0.686cm" svg:height="1.115cm" draw:transform="rotate (-3.14159265358979) translate (9.643cm 15.686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686cm" svg:height="1.8cm" svg:x="8.957cm" svg:y="21.38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0.857cm" svg:height="0.429cm" svg:x="8.872cm" svg:y="20.95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857cm" svg:height="0.428cm" svg:x="8.872cm" svg:y="22.9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14cm" svg:height="1.628cm" svg:x="9.043cm" svg:y="23.5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371cm" svg:height="0.429cm" draw:transform="rotate (-3.14159265358979) translate (9.985cm 25.92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4" draw:layer="layout" svg:width="0.686cm" svg:height="0.514cm" draw:transform="rotate (-3.14159265358979) translate (9.642cm 25.5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371cm" svg:height="0.771cm" draw:transform="rotate (-3.14159265358979) translate (9.985cm 26.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86cm" svg:height="0.771cm" draw:transform="rotate (-3.14159265358979) translate (9.642cm 26.7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2cm" svg:height="0.6cm" draw:transform="rotate (-3.14159265358979) translate (9.899cm 27.3cm)">
          <text:p/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8.7cm" svg:y1="27.3cm" svg:x2="9.9cm" svg:y2="27.214cm">
          <text:p/>
        </draw:line>
        <draw:line draw:style-name="gr23" draw:text-style-name="P6" draw:layer="layout" svg:x1="8.7cm" svg:y1="27.129cm" svg:x2="9.9cm" svg:y2="27.043cm">
          <text:p/>
        </draw:line>
        <draw:line draw:style-name="gr23" draw:text-style-name="P6" draw:layer="layout" svg:x1="8.7cm" svg:y1="26.957cm" svg:x2="9.9cm" svg:y2="26.871cm">
          <text:p/>
        </draw:line>
        <draw:line draw:style-name="gr23" draw:text-style-name="P6" draw:layer="layout" svg:x1="8.7cm" svg:y1="26.786cm" svg:x2="9.9cm" svg:y2="26.7cm">
          <text:p/>
        </draw:line>
        <draw:frame draw:style-name="gr3" draw:text-style-name="P2" draw:layer="layout" svg:width="8.2cm" svg:height="0.806cm" svg:x="10.4cm" svg:y="25.901cm">
          <draw:text-box>
            <text:p><text:span text:style-name="T1">Ent</text:span><text:span text:style-name="T1">ron</text:span><text:span text:style-name="T1">qu</text:span><text:span text:style-name="T1">e </text:span><text:span text:style-name="T1">lató</text:span><text:span text:style-name="T1">n </text:span><text:span text:style-name="T1">1/2</text:span><text:span text:style-name="T1">” M </text:span><text:span text:style-name="T1">a </text:span><text:span text:style-name="T1">Cu <text:s/></text:span><text:span text:style-name="T1">⌀1</text:span><text:span text:style-name="T1">5</text:span></text:p>
          </draw:text-box>
        </draw:frame>
        <draw:custom-shape draw:style-name="gr25" draw:text-style-name="P5" draw:layer="layout" svg:width="0.686cm" svg:height="1.8cm" svg:x="8.957cm" svg:y="16.28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0.857cm" svg:height="0.429cm" svg:x="8.872cm" svg:y="15.85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857cm" svg:height="0.428cm" svg:x="8.872cm" svg:y="17.82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686cm" svg:height="1.8cm" svg:x="8.957cm" svg:y="18.68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9cm" svg:height="1.361cm" svg:x="10.3cm" svg:y="14.504cm">
          <draw:text-box>
            <text:p><text:span text:style-name="T1">Tubo Cu <text:s/>⌀5/8”</text:span></text:p>
            <text:p><text:span text:style-name="T1">L = 5 cm</text:span></text:p>
          </draw:text-box>
        </draw:frame>
        <draw:frame draw:style-name="gr5" draw:text-style-name="P2" draw:layer="layout" svg:width="3.3cm" svg:height="0.806cm" svg:x="5.3cm" svg:y="15.502cm">
          <draw:text-box>
            <text:p><text:span text:style-name="T1">En</text:span><text:span text:style-name="T1">san</text:span><text:span text:style-name="T1">che</text:span></text:p>
          </draw:text-box>
        </draw:frame>
        <draw:frame draw:style-name="gr5" draw:text-style-name="P2" draw:layer="layout" svg:width="3.3cm" svg:height="0.806cm" svg:x="5.3cm" svg:y="17.602cm">
          <draw:text-box>
            <text:p><text:span text:style-name="T1">En</text:span><text:span text:style-name="T1">san</text:span><text:span text:style-name="T1">che</text:span></text:p>
          </draw:text-box>
        </draw:frame>
        <draw:frame draw:style-name="gr5" draw:text-style-name="P2" draw:layer="layout" svg:width="3.3cm" svg:height="0.806cm" svg:x="5.3cm" svg:y="20.702cm">
          <draw:text-box>
            <text:p><text:span text:style-name="T1">E</text:span><text:span text:style-name="T1">n</text:span><text:span text:style-name="T1">s</text:span><text:span text:style-name="T1">a</text:span><text:span text:style-name="T1">n</text:span><text:span text:style-name="T1">c</text:span><text:span text:style-name="T1">h</text:span><text:span text:style-name="T1">e</text:span></text:p>
          </draw:text-box>
        </draw:frame>
        <draw:frame draw:style-name="gr5" draw:text-style-name="P2" draw:layer="layout" svg:width="3.3cm" svg:height="0.806cm" svg:x="5.3cm" svg:y="22.602cm">
          <draw:text-box>
            <text:p><text:span text:style-name="T1">Ensanch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12T13:59:08.893000000</meta:creation-date>
    <dc:date>2023-10-30T05:45:53.519375676</dc:date>
    <meta:editing-duration>PT14M3S</meta:editing-duration>
    <meta:editing-cycles>4</meta:editing-cycles>
    <meta:generator>LibreOffice/6.1.5.2$Linux_X86_64 LibreOffice_project/10$Build-2</meta:generator>
    <meta:document-statistic meta:object-count="71"/>
  </office:meta>
</office:document-meta>
</file>